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InstructionImpl.get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gInstructionImpl.getBas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gInstruction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gInstructionImpl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InstructionImpl.ProcessingInstructionImpl( CoreDocumentImpl ownerDoc ,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gInstructionImpl.get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gInstruction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